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Sans" fo:language="cs" fo:country="CZ" officeooo:rsid="001580a2" officeooo:paragraph-rsid="001580a2"/>
    </style:style>
    <style:style style:name="P2" style:family="paragraph" style:parent-style-name="Standard">
      <style:text-properties style:font-name="Sans" fo:language="cs" fo:country="CZ" officeooo:rsid="00182f87" officeooo:paragraph-rsid="00258c1a"/>
    </style:style>
    <style:style style:name="P3" style:family="paragraph" style:parent-style-name="Standard">
      <style:text-properties style:font-name="Sans" fo:language="cs" fo:country="CZ" officeooo:rsid="0019f013" officeooo:paragraph-rsid="0019f013"/>
    </style:style>
    <style:style style:name="P4" style:family="paragraph" style:parent-style-name="Standard">
      <style:text-properties style:font-name="Sans" fo:language="cs" fo:country="CZ" officeooo:rsid="001dd6d0" officeooo:paragraph-rsid="001dd6d0"/>
    </style:style>
    <style:style style:name="P5" style:family="paragraph" style:parent-style-name="Standard">
      <style:text-properties style:font-name="Sans" fo:language="cs" fo:country="CZ" fo:font-weight="bold" officeooo:rsid="001dd6d0" officeooo:paragraph-rsid="001dd6d0" style:font-weight-asian="bold" style:font-weight-complex="bold"/>
    </style:style>
    <style:style style:name="P6" style:family="paragraph" style:parent-style-name="Standard">
      <style:text-properties style:font-name="Sans" fo:language="cs" fo:country="CZ" fo:font-weight="normal" officeooo:rsid="001dd6d0" officeooo:paragraph-rsid="001f9fe5" style:font-weight-asian="normal" style:font-weight-complex="normal"/>
    </style:style>
    <style:style style:name="P7" style:family="paragraph" style:parent-style-name="Standard">
      <style:text-properties style:font-name="Sans" fo:language="cs" fo:country="CZ" officeooo:rsid="0025d0a3" officeooo:paragraph-rsid="0025d0a3"/>
    </style:style>
    <style:style style:name="P8" style:family="paragraph" style:parent-style-name="Standard">
      <style:text-properties style:font-name="Sans" fo:language="cs" fo:country="CZ" officeooo:rsid="002d2025" officeooo:paragraph-rsid="002d2025"/>
    </style:style>
    <style:style style:name="P9" style:family="paragraph" style:parent-style-name="Standard">
      <style:text-properties style:font-name="Sans" fo:language="cs" fo:country="CZ" officeooo:rsid="0025d0a3" officeooo:paragraph-rsid="00258c1a"/>
    </style:style>
    <style:style style:name="P10" style:family="paragraph" style:parent-style-name="Standard">
      <style:text-properties style:font-name="Sans" fo:language="cs" fo:country="CZ" officeooo:rsid="0033c217" officeooo:paragraph-rsid="0033c217"/>
    </style:style>
    <style:style style:name="P11" style:family="paragraph" style:parent-style-name="Standard">
      <style:text-properties style:font-name="Sans" fo:language="cs" fo:country="CZ" officeooo:rsid="001dd6d0" officeooo:paragraph-rsid="001580a2"/>
    </style:style>
    <style:style style:name="P12" style:family="paragraph" style:parent-style-name="Standard">
      <style:text-properties style:font-name="Sans"/>
    </style:style>
    <style:style style:name="T1" style:family="text">
      <style:text-properties officeooo:rsid="001580a2"/>
    </style:style>
    <style:style style:name="T2" style:family="text">
      <style:text-properties officeooo:rsid="0017517a"/>
    </style:style>
    <style:style style:name="T3" style:family="text">
      <style:text-properties officeooo:rsid="0019f013"/>
    </style:style>
    <style:style style:name="T4" style:family="text">
      <style:text-properties officeooo:rsid="001dd6d0"/>
    </style:style>
    <style:style style:name="T5" style:family="text">
      <style:text-properties style:font-name="Sans" officeooo:rsid="0023aeeb"/>
    </style:style>
    <style:style style:name="T6" style:family="text">
      <style:text-properties style:font-name="Sans" officeooo:rsid="003d2fdb"/>
    </style:style>
    <style:style style:name="T7" style:family="text">
      <style:text-properties style:font-name="Sans" officeooo:rsid="00443352"/>
    </style:style>
    <style:style style:name="T8" style:family="text">
      <style:text-properties style:font-name="Sans" officeooo:rsid="001f9fe5"/>
    </style:style>
    <style:style style:name="T9" style:family="text">
      <style:text-properties officeooo:rsid="001f9fe5"/>
    </style:style>
    <style:style style:name="T10" style:family="text">
      <style:text-properties fo:font-weight="normal" officeooo:rsid="003ec4b1" style:font-weight-asian="normal" style:font-weight-complex="normal"/>
    </style:style>
    <style:style style:name="T11" style:family="text">
      <style:text-properties fo:font-weight="normal" officeooo:rsid="0028ff4b" style:font-weight-asian="normal" style:font-weight-complex="normal"/>
    </style:style>
    <style:style style:name="T12" style:family="text">
      <style:text-properties fo:font-weight="normal" officeooo:rsid="003d2fdb" style:font-weight-asian="normal" style:font-weight-complex="normal"/>
    </style:style>
    <style:style style:name="T13" style:family="text">
      <style:text-properties fo:font-weight="normal" officeooo:rsid="0028da4a" style:font-weight-asian="normal" style:font-weight-complex="normal"/>
    </style:style>
    <style:style style:name="T14" style:family="text">
      <style:text-properties fo:font-weight="normal" officeooo:rsid="0021cc12" style:font-weight-asian="normal" style:font-weight-complex="normal"/>
    </style:style>
    <style:style style:name="T15" style:family="text">
      <style:text-properties fo:font-weight="normal" officeooo:rsid="0021f864" style:font-weight-asian="normal" style:font-weight-complex="normal"/>
    </style:style>
    <style:style style:name="T16" style:family="text">
      <style:text-properties fo:font-weight="normal" officeooo:rsid="0027ceef" style:font-weight-asian="normal" style:font-weight-complex="normal"/>
    </style:style>
    <style:style style:name="T17" style:family="text">
      <style:text-properties fo:font-weight="normal" officeooo:rsid="00316f71" style:font-weight-asian="normal" style:font-weight-complex="normal"/>
    </style:style>
    <style:style style:name="T18" style:family="text">
      <style:text-properties fo:font-weight="normal" officeooo:rsid="00321218" style:font-weight-asian="normal" style:font-weight-complex="normal"/>
    </style:style>
    <style:style style:name="T19" style:family="text">
      <style:text-properties officeooo:rsid="00239f97"/>
    </style:style>
    <style:style style:name="T20" style:family="text">
      <style:text-properties officeooo:rsid="0025d0a3"/>
    </style:style>
    <style:style style:name="T21" style:family="text">
      <style:text-properties officeooo:rsid="002968cd"/>
    </style:style>
    <style:style style:name="T22" style:family="text">
      <style:text-properties officeooo:rsid="002d2025"/>
    </style:style>
    <style:style style:name="T23" style:family="text">
      <style:text-properties officeooo:rsid="002ebd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otace</text:h>
      <text:p text:style-name="P10">Cílem projektu je příprava vizuálně přitažlivých a názorných prezentací k přednášce F4280 – Technologie depozice tenkých vrstev a povrchových úprav, které pokryjí teoretické základy depozice tenkých vrstev a učivo z oblasti vakuového napařování, chemické a plazmochemické depozice. Zároveň bude vytvořen e-learningový kurz procvičující tyto témata. Dalším výstupem projektu bude podrobný návod k praktické úloze předmětu "Plazmochemická depozice uhlíkových diamantu podobných vrstev".</text:p>
      <text:h text:style-name="Heading_20_1" text:outline-level="1">Charakteristika projektu</text:h>
      <text:p text:style-name="P10">Cílem projektu je příprava vizuálně přitažlivých a názorných prezentací k přednášce F4280 – Technologie depozice tenkých vrstev a povrchových úprav, které pokryjí teoretické základy depozice tenkých vrstev (opakování a rozšíření kinetické teorie plynů, vypařování materiálů a transport par, adsorpce, povrchová difuze, nukleace, růst vrstev, chemické reakce, základy fyziky plazmatu a elektrických výbojů v plynech) a učivo z oblasti vakuového napařování, epitaxe z molekulárních svazků (MBE), depozice po atomárních vrstvách (ALD), chemické (CVD) a plazmochemické depozice tenkých vrstev (PECVD) a plazmových povrchových úprav plastů. Prezentace také poskytnou základní informace o aplikačně zajímavých materiálech, které jsou výše zmíněnými metodami připravovány (krystalické diamantové vrstvy, amorfní uhlíkové diamantu podobné vrstvy - DLC, uhlíkové nanotrubky - CNT, amorfní křemík, oxid a nitrid křemíku, organosilikonové plazmové polymery, polymery pro bioaplikace) s důrazem na rozdíly v mikrostruktuře způsobené typem depozice a konkrétními depozičními parametry.</text:p>
      <text:p text:style-name="P10"/>
      <text:p text:style-name="P10"><text:bookmark text:name="CHR"/>Student, Mgr. Pavel Ondračka, bude čerpat z materiálů dodaných řešitelkou projektu, která předmět F4280 vyučuje, a z knih doporučených ke studiu (především Thin-Film Deposition, Principles and Practice by Donald L. Smith, McGraw-Hill, 1995; Lecture notes on principles of plasma processing, F. Chen, 2003; Handbook of Thin-Film Deposition Processes and Techniques, ed. K. K. Schuegraf, Noyes Publications, 1988). Podle těchto podkladů připraví obrázky, grafy, schémata a fotografie, které spolu se stručných doprovodným textem uspořádá do přehledných prezentací. Zde s výhodou využije i vlastní zkušenosti, neboť jeho bakalářská a diplomová práce byla vypracována na toto téma. </text:p>
      <text:p text:style-name="P10"/>
      <text:p text:style-name="P10"><text:bookmark text:name="CHR1"/>Kromě toho vytvoří Pavel Ondračka i nový e-learningový kurz procvičující oblasti znalostí uvedené výše. Dalším výstupem projektu bude podrobný návod k praktické úloze předmětu "Plazmochemická depozice uhlíkových diamantu podobných vrstev".</text:p>
      <text:p text:style-name="P10"/>
      <text:p text:style-name="P10"><text:bookmark text:name="CHR2"/>Předmět F4280 – Technologie depozice tenkých vrstev a povrchových úprav je povinný pro studijní obor Nanotechnologie - aplikovaná fyzika a volitelný, případně povinně volitelný, pro celou řadu dalších fyzikálních oborů. Jde o předmět, který zvyšuje aplikačně orientované znalosti studentů bakalářských i magisterských <text:soft-page-break/>oborů a pomáhá tedy jejich uplatnění na trhu práce. </text:p>
      <text:p text:style-name="P10"/>
      <text:p text:style-name="P10"><text:bookmark text:name="CHR3"/>Výstupem projektu bude devět prezentací na výše uvedená témata s celkem 220 stránkami, které budou využívány během semestru pro demonstraci probíraného učiva a lepší pochopení principů. Dalším výstupem bude e-learningový kurz a návod na praktickou úlohu o délce 10 stran.</text:p>
      <text:h text:style-name="Heading_20_1" text:outline-level="1">Zdůvodnění financí</text:h>
      <text:p text:style-name="P12"><text:bookmark text:name="zduvodneni"/>Řešitelkou projektu je doc. Mgr. Lenka Zajíčková, Ph.D., která vyučuje předmět F4280 – Technologie depozice tenkých vrstev a povrchových úprav. Lenka Zajíčková se dlouhodobě věnuje problematice depozice tenkých vrstev a na toto téma již publikovala více než 60 odborných článků. Lenka Zajíčková bude zajišťovat odbornou a pedagogickou úroveň připravených studijních materiálů. Za toto jí bude náležet odměna ve výši 7000 Kč. S plánovanou odměnou souvisí i zákonné odvody. </text:p>
      <text:p text:style-name="P12"/>
      <text:p text:style-name="P12"><text:bookmark text:name="zduvodneni1"/>Mgr. Pavel Ondračka, pro něhož je plánováno stipendium, bude na základě poznámek Lenky Zajíčkové k přednášce, konzultací a odborné literatury připravovat prezentace vysázená programem LaTeX pomocí balíčku beamer. Prezentace bude obsahovat názorné obrázky, schémata, grafy nebo fotografie. Pavel Ondračka zároveň připraví e-lerningové materiály navazující na tyto prezentace a návod pro jednu praktickou úlohu.</text:p>
      <text:p text:style-name="P12"/>
      <text:p text:style-name="P12"><text:bookmark text:name="zduvodneni2"/>Částka 10000 Kč je určena na běžný kancelářský spotřební materiá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3:36:24.783802166</meta:creation-date>
    <dc:date>2015-02-09T10:41:12.848085227</dc:date>
    <meta:editing-duration>P1DT2H17M32S</meta:editing-duration>
    <meta:editing-cycles>31</meta:editing-cycles>
    <meta:generator>LibreOffice/4.2.8.2$Linux_X86_64 LibreOffice_project/420$Build-2</meta:generator>
    <meta:document-statistic meta:table-count="0" meta:image-count="0" meta:object-count="0" meta:page-count="2" meta:paragraph-count="12" meta:word-count="545" meta:character-count="4110" meta:non-whitespace-character-count="3570"/>
  </office:meta>
</office:document-meta>
</file>